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automatic-styles>
    <style:style style:name="T1" style:family="text">
      <style:text-properties officeooo:rsid="0017f28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屏幕截图： s<text:span text:style-name="T1">hift+print(打印键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文泉驿点阵正黑" svg:font-family="文泉驿点阵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文泉驿点阵正黑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文泉驿点阵正黑" style:font-family-asian="文泉驿点阵正黑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9T17:27:37.733126509</meta:creation-date>
    <dc:date>2018-03-29T17:29:02.656772359</dc:date>
    <meta:editing-duration>PT1M24S</meta:editing-duration>
    <meta:editing-cycles>1</meta:editing-cycles>
    <meta:document-statistic meta:table-count="0" meta:image-count="0" meta:object-count="0" meta:page-count="1" meta:paragraph-count="1" meta:word-count="10" meta:character-count="22" meta:non-whitespace-character-count="21"/>
    <meta:generator>LibreOffice/4.3.7.2$Linux_X86_64 LibreOffice_project/430$Build-2</meta:generator>
  </office:meta>
</office:document-meta>
</file>